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5.33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style:font-name="Times New Roman" fo:font-size="12pt" fo:language="en" fo:country="US" fo:font-style="italic" style:font-name-asian="Lucida Sans Unicode" style:font-size-asian="6.80000019073486pt" style:language-asian="en" style:country-asian="US" style:font-style-asian="italic" style:font-name-complex="Tahoma" style:font-size-complex="6.80000019073486pt" style:language-complex="en" style:country-complex="US" style:font-style-complex="italic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/>
    <style:style style:name="T3" style:family="text"/>
    <style:style style:name="T4" style:family="text"/>
    <style:style style:name="T2" style:family="text"/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9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Repo Name</text:p>
          </table:table-cell>
          <table:table-cell table:style-name="ce1" office:value-type="string">
            <text:p>Impl.Lang.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Lexical Phase (if hw)</text:p>
          </table:table-cell>
          <table:table-cell table:style-name="ce6" office:value-type="string">
            <text:p>Release (latest)</text:p>
          </table:table-cell>
          <table:table-cell table:style-name="ce1" office:value-type="string">
            <text:p>Changed?</text:p>
          </table:table-cell>
          <table:table-cell table:style-name="ce8" office:value-type="string">
            <text:p>Initial Release-not important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#1-50 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8"/>
          <table:table-cell table:style-name="ce1" table:number-columns-repeated="1015"/>
        </table:table-row>
        <table:table-row table:style-name="ro1">
          <table:table-cell office:value-type="string">
            <text:p>C</text:p>
          </table:table-cell>
          <table:table-cell office:value-type="string">
            <text:p><text:a xlink:href="https://clang.llvm.org/doxygen/Parse_2Parser_8cpp_source.html">https://clang.llvm.org/doxygen/Parse_2Parser_8cpp_source.html</text:a> </text:p>
          </table:table-cell>
          <table:table-cell office:value-type="string">
            <text:p>C++</text:p>
          </table:table-cell>
          <table:table-cell office:value-type="string">
            <text:p>Handwritten, recursive-descent</text:p>
          </table:table-cell>
          <table:table-cell office:value-type="string">
            <text:p>Yes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https://github.com/gcc-mirror/gcc/blob/master/gcc/c/c-parser.c">https://github.com/gcc-mirror/gcc/blob/master/gcc/c/c-parser.c</text:a></text:p>
          </table:table-cell>
          <table:table-cell office:value-type="string">
            <text:p>C</text:p>
          </table:table-cell>
          <table:table-cell office:value-type="string">
            <text:p>Handwritten, recursive-descent</text:p>
          </table:table-cell>
          <table:table-cell office:value-type="string">
            <text:p>(Yes)</text:p>
          </table:table-cell>
          <table:table-cell office:value-type="date" office:date-value="2018-10-26">
            <text:p>2018-10-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eliben/pycparser">https://github.com/eliben/pycparser</text:a></text:p>
          </table:table-cell>
          <table:table-cell office:value-type="string">
            <text:p>Python</text:p>
          </table:table-cell>
          <table:table-cell office:value-type="string">
            <text:p>Table-driven (Yacc→LALR) ?</text:p>
          </table:table-cell>
          <table:table-cell/>
          <table:table-cell office:value-type="date" office:date-value="2018-09-19">
            <text:p>2018-09-19</text:p>
          </table:table-cell>
          <table:table-cell/>
          <table:table-cell table:style-name="ce7" office:value-type="date" office:date-value="2010-10-09">
            <text:p>2010-10-09</text:p>
          </table:table-cell>
          <table:table-cell table:number-columns-repeated="1015"/>
        </table:table-row>
        <table:table-row table:style-name="ro1">
          <table:table-cell office:value-type="string">
            <text:p>C++</text:p>
          </table:table-cell>
          <table:table-cell office:value-type="string">
            <text:p><text:a xlink:href="http://www.scottmcpeak.com/elkhound/sources/elsa/index.html">http://www.scottmcpeak.com/elkhound/sources/elsa/index.html</text:a></text:p>
          </table:table-cell>
          <table:table-cell office:value-type="string">
            <text:p>C++</text:p>
          </table:table-cell>
          <table:table-cell office:value-type="string">
            <text:p>Table-driven (GLR)</text:p>
          </table:table-cell>
          <table:table-cell table:number-columns-repeated="3"/>
          <table:table-cell office:value-type="string">
            <text:p>2006-12-09 ?</text:p>
          </table:table-cell>
          <table:table-cell table:number-columns-repeated="1015"/>
        </table:table-row>
        <table:table-row table:style-name="ro1">
          <table:table-cell office:value-type="string">
            <text:p>C#</text:p>
          </table:table-cell>
          <table:table-cell office:value-type="string">
            <text:p><text:a xlink:href="https://github.com/srxqds/CSharpCodeParser">https://github.com/srxqds/CSharpCodeParser</text:a></text:p>
          </table:table-cell>
          <table:table-cell office:value-type="string">
            <text:p>C#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Objective-C</text:p>
          </table:table-cell>
          <table:table-cell office:value-type="string">
            <text:p><text:a xlink:href="https://github.com/haifengkao/libclang-experiments-py">https://github.com/haifengkao/libclang-experiments-py</text:a></text:p>
          </table:table-cell>
          <table:table-cell office:value-type="string">
            <text:p>Python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Go</text:p>
          </table:table-cell>
          <table:table-cell office:value-type="string">
            <text:p><text:a xlink:href="https://github.com/remyoudompheng/hs-language-go">https://github.com/remyoudompheng/hs-language-go</text:a>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3-02-16">
            <text:p>2013-02-16</text:p>
          </table:table-cell>
          <table:table-cell/>
          <table:table-cell table:style-name="ce7" office:value-type="date" office:date-value="2013-02-06">
            <text:p>2013-02-06</text:p>
          </table:table-cell>
          <table:table-cell table:number-columns-repeated="1015"/>
        </table:table-row>
        <table:table-row table:style-name="ro1">
          <table:table-cell office:value-type="string">
            <text:p>Java</text:p>
          </table:table-cell>
          <table:table-cell office:value-type="string">
            <text:p><text:a xlink:href="https://github.com/javaparser/javaparser">https://github.com/javaparser/javaparser</text:a></text:p>
          </table:table-cell>
          <table:table-cell office:value-type="string">
            <text:p>Java</text:p>
          </table:table-cell>
          <table:table-cell office:value-type="string">
            <text:p>LL(k) table-driven (JavaCC)</text:p>
          </table:table-cell>
          <table:table-cell/>
          <table:table-cell office:value-type="date" office:date-value="2018-12-09">
            <text:p>2018-12-09</text:p>
          </table:table-cell>
          <table:table-cell/>
          <table:table-cell table:style-name="ce7" office:value-type="date" office:date-value="2011-10-30">
            <text:p>2011-10-30</text:p>
          </table:table-cell>
          <table:table-cell table:number-columns-repeated="1015"/>
        </table:table-row>
        <table:table-row table:style-name="ro1">
          <table:table-cell office:value-type="string">
            <text:p>CoffeeScript</text:p>
          </table:table-cell>
          <table:table-cell office:value-type="string">
            <text:p><text:a xlink:href="https://github.com/adrianlee44/grunt-chalkboard">https://github.com/adrianlee44/grunt-chalkboard</text:a></text:p>
          </table:table-cell>
          <table:table-cell office:value-type="string">
            <text:p>CoffeeScript</text:p>
          </table:table-cell>
          <table:table-cell office:value-type="string">
            <text:p>handwritten</text:p>
          </table:table-cell>
          <table:table-cell/>
          <table:table-cell office:value-type="date" office:date-value="2014-08-17">
            <text:p>2014-08-17</text:p>
          </table:table-cell>
          <table:table-cell/>
          <table:table-cell table:style-name="ce7" office:value-type="date" office:date-value="2013-09-05">
            <text:p>2013-09-05</text:p>
          </table:table-cell>
          <table:table-cell table:number-columns-repeated="1015"/>
        </table:table-row>
        <table:table-row table:style-name="ro1">
          <table:table-cell office:value-type="string">
            <text:p>JavaScript</text:p>
          </table:table-cell>
          <table:table-cell office:value-type="string">
            <text:p><text:a xlink:href="https://github.com/medikoo/esniff">https://github.com/medikoo/esniff</text:a>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6-08-12">
            <text:p>2016-08-12</text:p>
          </table:table-cell>
          <table:table-cell/>
          <table:table-cell table:style-name="ce7" office:value-type="date" office:date-value="2013-11-06">
            <text:p>2013-11-06</text:p>
          </table:table-cell>
          <table:table-cell table:number-columns-repeated="1015"/>
        </table:table-row>
        <table:table-row table:style-name="ro1">
          <table:table-cell office:value-type="string">
            <text:p>TypeScript</text:p>
          </table:table-cell>
          <table:table-cell office:value-type="string">
            <text:p><text:a xlink:href="https://github.com/Divisors/js_ast">https://github.com/Divisors/js_ast</text:a></text:p>
          </table:table-cell>
          <table:table-cell office:value-type="string">
            <text:p>Java</text:p>
          </table:table-cell>
          <table:table-cell office:value-type="string">
            <text:p>handwritten</text:p>
          </table:table-cell>
          <table:table-cell office:value-type="string">
            <text:p>yes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PHP</text:p>
          </table:table-cell>
          <table:table-cell office:value-type="string">
            <text:p><text:a xlink:href="https://github.com/mattacosta/php-parser">https://github.com/mattacosta/php-parser</text:a></text:p>
          </table:table-cell>
          <table:table-cell office:value-type="string">
            <text:p>TypeScript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08-30">
            <text:p>2018-08-30</text:p>
          </table:table-cell>
          <table:table-cell/>
          <table:table-cell table:style-name="ce10" office:value-type="date" office:date-value="2017-11-26">
            <text:p>26.11.17</text:p>
          </table:table-cell>
          <table:table-cell table:number-columns-repeated="1015"/>
        </table:table-row>
        <table:table-row table:style-name="ro1">
          <table:table-cell office:value-type="string">
            <text:p>Python ###</text:p>
          </table:table-cell>
          <table:table-cell office:value-type="string">
            <text:p><text:a xlink:href="https://github.com/bhuztez/pypyparser">https://github.com/bhuztez/pypyparser</text:a></text:p>
          </table:table-cell>
          <table:table-cell office:value-type="string">
            <text:p>Python</text:p>
          </table:table-cell>
          <table:table-cell office:value-type="string">
            <text:p>handwritten 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Perl</text:p>
          </table:table-cell>
          <table:table-cell office:value-type="string">
            <text:p><text:a xlink:href="https://github.com/ingydotnet/pegex-pm">https://github.com/ingydotnet/pegex-pm</text:a></text:p>
          </table:table-cell>
          <table:table-cell office:value-type="string">
            <text:p>Perl</text:p>
          </table:table-cell>
          <table:table-cell office:value-type="string">
            <text:p>based on a grammar (PEG)</text:p>
          </table:table-cell>
          <table:table-cell/>
          <table:table-cell office:value-type="date" office:date-value="2018-11-12">
            <text:p>2018-11-12</text:p>
          </table:table-cell>
          <table:table-cell/>
          <table:table-cell table:style-name="ce7" office:value-type="date" office:date-value="2010-10-10">
            <text:p>2010-10-10</text:p>
          </table:table-cell>
          <table:table-cell table:number-columns-repeated="1015"/>
        </table:table-row>
        <table:table-row table:style-name="ro1">
          <table:table-cell office:value-type="string">
            <text:p>Clojure</text:p>
          </table:table-cell>
          <table:table-cell office:value-type="string">
            <text:p><text:a xlink:href="https://github.com/laurentpetit/ccw.parser.clojure">https://github.com/laurentpetit/ccw.parser.clojure</text:a></text:p>
          </table:table-cell>
          <table:table-cell office:value-type="string">
            <text:p>Clojure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string">
            <text:p>released under EPL (?)</text:p>
          </table:table-cell>
          <table:table-cell table:number-columns-repeated="1017"/>
        </table:table-row>
        <table:table-row table:style-name="ro1">
          <table:table-cell office:value-type="string">
            <text:p>Erlang</text:p>
          </table:table-cell>
          <table:table-cell office:value-type="string">
            <text:p><text:a xlink:href="https://github.com/amtal/CoreErlang">https://github.com/amtal/CoreErlang</text:a>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8-03-21">
            <text:p>2018-03-21</text:p>
          </table:table-cell>
          <table:table-cell/>
          <table:table-cell table:style-name="ce7" office:value-type="date" office:date-value="2011-11-05">
            <text:p>2011-11-05</text:p>
          </table:table-cell>
          <table:table-cell table:number-columns-repeated="1015"/>
        </table:table-row>
        <table:table-row table:style-name="ro1">
          <table:table-cell office:value-type="string">
            <text:p>Haskell</text:p>
          </table:table-cell>
          <table:table-cell office:value-type="string">
            <text:p><text:a xlink:href="https://github.com/haskell-suite/haskell-src-exts">https://github.com/haskell-suite/haskell-src-exts</text:a></text:p>
          </table:table-cell>
          <table:table-cell office:value-type="string">
            <text:p>Haskell</text:p>
          </table:table-cell>
          <table:table-cell office:value-type="string">
            <text:p>handwritten </text:p>
          </table:table-cell>
          <table:table-cell office:value-type="string">
            <text:p>yes </text:p>
          </table:table-cell>
          <table:table-cell office:value-type="date" office:date-value="2018-12-08">
            <text:p>2018-12-08</text:p>
          </table:table-cell>
          <table:table-cell/>
          <table:table-cell table:style-name="ce7" office:value-type="date" office:date-value="2008-03-15">
            <text:p>2008-03-1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a xlink:href="https://github.com/kcrary/cmtool">https://github.com/kcrary/cmtool</text:a> (Lexer+Parser generator)</text:p>
          </table:table-cell>
          <table:table-cell office:value-type="string">
            <text:p>SML</text:p>
          </table:table-cell>
          <table:table-cell table:number-columns-repeated="4"/>
          <table:table-cell table:style-name="ce7"/>
          <table:table-cell table:number-columns-repeated="1015"/>
        </table:table-row>
        <table:table-row table:style-name="ro1">
          <table:table-cell office:value-type="string">
            <text:p>Scala</text:p>
          </table:table-cell>
          <table:table-cell office:value-type="string">
            <text:p><text:a xlink:href="https://github.com/voteva/metrics-extractor-scala">https://github.com/voteva/metrics-extractor-scala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Shell</text:p>
          </table:table-cell>
          <table:table-cell office:value-type="string">
            <text:p><text:a xlink:href="https://github.com/mvdan/sh">https://github.com/mvdan/sh</text:a> 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</text:p>
          </table:table-cell>
          <table:table-cell office:value-type="date" office:date-value="2018-12-08">
            <text:p>2018-12-08</text:p>
          </table:table-cell>
          <table:table-cell/>
          <table:table-cell table:style-name="ce7" office:value-type="date" office:date-value="2016-09-20">
            <text:p>2016-09-20</text:p>
          </table:table-cell>
          <table:table-cell table:number-columns-repeated="1015"/>
        </table:table-row>
        <table:table-row table:style-name="ro1">
          <table:table-cell office:value-type="string">
            <text:p>Ruby</text:p>
          </table:table-cell>
          <table:table-cell office:value-type="string">
            <text:p><text:a xlink:href="https://github.com/jruby/jruby-parser">https://github.com/jruby/jruby-parser</text:a></text:p>
          </table:table-cell>
          <table:table-cell office:value-type="string">
            <text:p>Java</text:p>
          </table:table-cell>
          <table:table-cell office:value-type="string">
            <text:p>Table-driven</text:p>
          </table:table-cell>
          <table:table-cell/>
          <table:table-cell office:value-type="date" office:date-value="2014-05-21">
            <text:p>2014-05-21</text:p>
          </table:table-cell>
          <table:table-cell/>
          <table:table-cell table:style-name="ce7" office:value-type="date" office:date-value="2012-02-21">
            <text:p>2012-02-2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a xlink:href="https://github.com/whitequark/parser">https://github.com/whitequark/parser</text:a> </text:p>
          </table:table-cell>
          <table:table-cell office:value-type="string">
            <text:p>Ruby</text:p>
          </table:table-cell>
          <table:table-cell office:value-type="string">
            <text:p>YACC</text:p>
          </table:table-cell>
          <table:table-cell/>
          <table:table-cell office:value-type="string">
            <text:p>2018-10.29</text:p>
          </table:table-cell>
          <table:table-cell/>
          <table:table-cell table:style-name="ce7" office:value-type="date" office:date-value="2013-04-15">
            <text:p>2013-04-15</text:p>
          </table:table-cell>
          <table:table-cell table:number-columns-repeated="1015"/>
        </table:table-row>
        <table:table-row table:style-name="ro1">
          <table:table-cell office:value-type="string">
            <text:p>Jupyter Notebook </text:p>
          </table:table-cell>
          <table:table-cell office:value-type="string">
            <text:p><text:a xlink:href="https://github.com/mgajda/jupyter-notebook">https://github.com/mgajda/jupyter-notebook</text:a>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/>
          <table:table-cell table:style-name="ce7" office:value-type="date" office:date-value="2017-11-21">
            <text:p>2017-11-21</text:p>
          </table:table-cell>
          <table:table-cell table:number-columns-repeated="1015"/>
        </table:table-row>
        <table:table-row table:style-name="ro1">
          <table:table-cell office:value-type="string">
            <text:p>Kotlin</text:p>
          </table:table-cell>
          <table:table-cell office:value-type="string">
            <text:p><text:a xlink:href="https://github.com/evanchooly/kibble">https://github.com/evanchooly/kibble</text:a> </text:p>
          </table:table-cell>
          <table:table-cell office:value-type="string">
            <text:p>Kotlin</text:p>
          </table:table-cell>
          <table:table-cell office:value-type="string">
            <text:p>handwritten</text:p>
          </table:table-cell>
          <table:table-cell/>
          <table:table-cell office:value-type="date" office:date-value="2018-11-24">
            <text:p>2018-11-24</text:p>
          </table:table-cell>
          <table:table-cell/>
          <table:table-cell table:style-name="ce7" office:value-type="date" office:date-value="2017-05-13">
            <text:p>2017-05-13</text:p>
          </table:table-cell>
          <table:table-cell table:number-columns-repeated="1015"/>
        </table:table-row>
        <table:table-row table:style-name="ro1">
          <table:table-cell office:value-type="string">
            <text:p>R </text:p>
          </table:table-cell>
          <table:table-cell office:value-type="string">
            <text:p><text:a xlink:href="https://github.com/lorenzwalthert/parsesum">https://github.com/lorenzwalthert/parsesum</text:a> </text:p>
          </table:table-cell>
          <table:table-cell office:value-type="string">
            <text:p>R </text:p>
          </table:table-cell>
          <table:table-cell office:value-type="string">
            <text:p>handwritten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Rust</text:p>
          </table:table-cell>
          <table:table-cell office:value-type="string">
            <text:p><text:a xlink:href="https://github.com/dtolnay/syn">https://github.com/dtolnay/syn</text:a> </text:p>
          </table:table-cell>
          <table:table-cell office:value-type="string">
            <text:p>Rust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8-11-21">
            <text:p>2018-11-21</text:p>
          </table:table-cell>
          <table:table-cell/>
          <table:table-cell table:style-name="ce7" office:value-type="date" office:date-value="2016-09-24">
            <text:p>2016-09-24</text:p>
          </table:table-cell>
          <table:table-cell table:number-columns-repeated="1015"/>
        </table:table-row>
        <table:table-row table:style-name="ro1">
          <table:table-cell office:value-type="string">
            <text:p>Lua</text:p>
          </table:table-cell>
          <table:table-cell office:value-type="string">
            <text:p><text:a xlink:href="https://github.com/franko/luajit-lang-toolkit">https://github.com/franko/luajit-lang-toolkit</text:a> </text:p>
          </table:table-cell>
          <table:table-cell office:value-type="string">
            <text:p>Lua</text:p>
          </table:table-cell>
          <table:table-cell office:value-type="string">
            <text:p>handwritten</text:p>
          </table:table-cell>
          <table:table-cell office:value-type="string">
            <text:p>yes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oxyc/luaparse">https://github.com/oxyc/luaparse</text:a>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/>
          <table:table-cell office:value-type="date" office:date-value="2016-04-25">
            <text:p>2016-04-25</text:p>
          </table:table-cell>
          <table:table-cell table:number-columns-repeated="1017"/>
        </table:table-row>
        <table:table-row table:style-name="ro1">
          <table:table-cell office:value-type="string">
            <text:p>Powershell</text:p>
          </table:table-cell>
          <table:table-cell office:value-type="string">
            <text:p><text:a xlink:href="https://github.com/PowerShell/PowerShell">https://github.com/PowerShell/PowerShell</text:a> </text:p>
          </table:table-cell>
          <table:table-cell office:value-type="string">
            <text:p>C#</text:p>
          </table:table-cell>
          <table:table-cell office:value-type="string">
            <text:p>handwritten</text:p>
          </table:table-cell>
          <table:table-cell/>
          <table:table-cell office:value-type="date" office:date-value="2018-12-11">
            <text:p>2018-12-11</text:p>
          </table:table-cell>
          <table:table-cell/>
          <table:table-cell table:style-name="ce7" office:value-type="date" office:date-value="2016-02-24">
            <text:p>2016-02-24</text:p>
          </table:table-cell>
          <table:table-cell table:number-columns-repeated="1015"/>
        </table:table-row>
        <table:table-row table:style-name="ro1">
          <table:table-cell office:value-type="string">
            <text:p>Swift</text:p>
          </table:table-cell>
          <table:table-cell office:value-type="string">
            <text:p><text:a xlink:href="https://github.com/antlr/antlr4/blob/master/doc/swift-target.md">https://github.com/antlr/antlr4/blob/master/doc/swift-target.md</text:a> :/</text:p>
          </table:table-cell>
          <table:table-cell office:value-type="string">
            <text:p>Java</text:p>
          </table:table-cell>
          <table:table-cell office:value-type="string">
            <text:p>ANTLR possible. No actual repo</text:p>
          </table:table-cell>
          <table:table-cell/>
          <table:table-cell office:value-type="string">
            <text:p>###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apple/swift/blob/master/lib/Parse/Parser.cpp">https://github.com/apple/swift/blob/master/lib/Parse/Parser.cpp</text:a></text:p>
          </table:table-cell>
          <table:table-cell office:value-type="string">
            <text:p>C++</text:p>
          </table:table-cell>
          <table:table-cell office:value-type="string">
            <text:p>Handwritten, recursive-descent</text:p>
          </table:table-cell>
          <table:table-cell office:value-type="string">
            <text:p>yes</text:p>
          </table:table-cell>
          <table:table-cell office:value-type="date" office:date-value="1905-07-09">
            <text:p>1905-07-09</text:p>
          </table:table-cell>
          <table:table-cell/>
          <table:table-cell office:value-type="float" office:value="2014">
            <text:p>2014</text:p>
          </table:table-cell>
          <table:table-cell table:number-columns-repeated="1015"/>
        </table:table-row>
        <table:table-row table:style-name="ro1">
          <table:table-cell office:value-type="string">
            <text:p>Matlab</text:p>
          </table:table-cell>
          <table:table-cell office:value-type="string">
            <text:p><text:a xlink:href="https://github.com/ericharley/matlab-parser">https://github.com/ericharley/matlab-parser</text:a> 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VisualBasic.NET</text:p>
          </table:table-cell>
          <table:table-cell table:number-columns-repeated="1022"/>
        </table:table-row>
        <table:table-row table:style-name="ro1">
          <table:table-cell office:value-type="string">
            <text:p>Delphi/Object Pascal</text:p>
          </table:table-cell>
          <table:table-cell office:value-type="string">
            <text:p><text:a xlink:href="https://github.com/joewhite/dgrok">https://github.com/joewhite/dgrok</text:a></text:p>
          </table:table-cell>
          <table:table-cell office:value-type="string">
            <text:p>C#</text:p>
          </table:table-cell>
          <table:table-cell office:value-type="string">
            <text:p>based on a grammar (Grammar.html) </text:p>
          </table:table-cell>
          <table:table-cell/>
          <table:table-cell office:value-type="string">
            <text:p>No release/inactive since 2014</text:p>
          </table:table-cell>
          <table:table-cell table:number-columns-repeated="1017"/>
        </table:table-row>
        <table:table-row table:style-name="ro1">
          <table:table-cell office:value-type="string">
            <text:p>Assembly</text:p>
          </table:table-cell>
          <table:table-cell office:value-type="string">
            <text:p><text:a xlink:href="https://github.com/PhilipChicco/Virtual-Assembler">https://github.com/PhilipChicco/Virtual-Assembler</text:a> </text:p>
          </table:table-cell>
          <table:table-cell office:value-type="string">
            <text:p>Java</text:p>
          </table:table-cell>
          <table:table-cell office:value-type="string">
            <text:p>handwritten</text:p>
          </table:table-cell>
          <table:table-cell/>
          <table:table-cell office:value-type="date" office:date-value="2015-05-03">
            <text:p>2015-05-03</text:p>
          </table:table-cell>
          <table:table-cell/>
          <table:table-cell table:style-name="ce7" office:value-type="date" office:date-value="2015-05-03">
            <text:p>2015-05-03</text:p>
          </table:table-cell>
          <table:table-cell table:number-columns-repeated="1015"/>
        </table:table-row>
        <table:table-row table:style-name="ro1">
          <table:table-cell office:value-type="string">
            <text:p>PL/SQL</text:p>
          </table:table-cell>
          <table:table-cell office:value-type="string">
            <text:p><text:a xlink:href="https://github.com/porcelli/plsql-parser">https://github.com/porcelli/plsql-parser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21-50 TIOBE Ranking</text:p>
          </table:table-cell>
          <table:table-cell office:value-type="string">
            <text:p>############################################################</text:p>
          </table:table-cell>
          <table:table-cell/>
          <table:table-cell table:number-columns-repeated="2" office:value-type="string">
            <text:p>##############################</text:p>
          </table:table-cell>
          <table:table-cell table:number-columns-repeated="1018"/>
        </table:table-row>
        <table:table-row table:style-name="ro1">
          <table:table-cell office:value-type="string">
            <text:p>Groovy</text:p>
          </table:table-cell>
          <table:table-cell office:value-type="string">
            <text:p><text:a xlink:href="https://github.com/danielsun1106/groovy-parser">https://github.com/danielsun1106/groovy-parser</text:a> 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date" office:date-value="2018-11-20">
            <text:p>2018-11-20</text:p>
          </table:table-cell>
          <table:table-cell office:value-type="string">
            <text:p>We decided to upgrade to a newer version of our parsing library (from v2 to v4 of Antlr)</text:p>
          </table:table-cell>
          <table:table-cell table:style-name="ce7" office:value-type="date" office:date-value="2016-10-15">
            <text:p>2016-10-15</text:p>
          </table:table-cell>
          <table:table-cell table:number-columns-repeated="1015"/>
        </table:table-row>
        <table:table-row table:style-name="ro1">
          <table:table-cell office:value-type="string">
            <text:p>SAS</text:p>
          </table:table-cell>
          <table:table-cell office:value-type="string">
            <text:p><text:a xlink:href="https://github.com/gitpan/SAS-Parser">https://github.com/gitpan/SAS-Parser</text:a> </text:p>
          </table:table-cell>
          <table:table-cell office:value-type="string">
            <text:p>Perl</text:p>
          </table:table-cell>
          <table:table-cell office:value-type="string">
            <text:p>handwritten</text:p>
          </table:table-cell>
          <table:table-cell/>
          <table:table-cell office:value-type="date" office:date-value="2014-10-25">
            <text:p>2014-10-25</text:p>
          </table:table-cell>
          <table:table-cell table:number-columns-repeated="1017"/>
        </table:table-row>
        <table:table-row table:style-name="ro1">
          <table:table-cell office:value-type="string">
            <text:p>Dart</text:p>
          </table:table-cell>
          <table:table-cell office:value-type="string">
            <text:p><text:a xlink:href="https://github.com/dart-lang/sdk/wiki/The-Dart-specification-parser">https://github.com/dart-lang/sdk/wiki/The-Dart-specification-parser</text:a>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>
            <text:p>COBOL</text:p>
          </table:table-cell>
          <table:table-cell office:value-type="string">
            <text:p><text:a xlink:href="https://github.com/uwol/proleap-cobol-parser">https://github.com/uwol/proleap-cobol-parser</text:a> </text:p>
          </table:table-cell>
          <table:table-cell office:value-type="string">
            <text:p>Java </text:p>
          </table:table-cell>
          <table:table-cell office:value-type="string">
            <text:p>ANTLR</text:p>
          </table:table-cell>
          <table:table-cell/>
          <table:table-cell office:value-type="date" office:date-value="2018-01-01">
            <text:p>2018-01-01</text:p>
          </table:table-cell>
          <table:table-cell table:number-columns-repeated="1017"/>
        </table:table-row>
        <table:table-row table:style-name="ro1">
          <table:table-cell office:value-type="string">
            <text:p>D </text:p>
          </table:table-cell>
          <table:table-cell office:value-type="string">
            <text:p><text:a xlink:href="https://github.com/dlang-community/libdparse">https://github.com/dlang-community/libdparse</text:a> </text:p>
          </table:table-cell>
          <table:table-cell office:value-type="string">
            <text:p>D 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11-06">
            <text:p>2018-11-06</text:p>
          </table:table-cell>
          <table:table-cell table:number-columns-repeated="1017"/>
        </table:table-row>
        <table:table-row table:style-name="ro1">
          <table:table-cell office:value-type="string">
            <text:p>Scratch</text:p>
          </table:table-cell>
          <table:table-cell office:value-type="string">
            <text:p><text:a xlink:href="https://github.com/LLK/scratch-parser">https://github.com/LLK/scratch-parser</text:a> </text:p>
          </table:table-cell>
          <table:table-cell office:value-type="string">
            <text:p>JavaScript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date" office:date-value="2018-08-13">
            <text:p>2018-08-13</text:p>
          </table:table-cell>
          <table:table-cell table:number-columns-repeated="1017"/>
        </table:table-row>
        <table:table-row table:style-name="ro1">
          <table:table-cell office:value-type="string">
            <text:p>Fortran</text:p>
          </table:table-cell>
          <table:table-cell office:value-type="string">
            <text:p><text:a xlink:href="https://github.com/OpenFortranProject/open-fortran-parser">https://github.com/OpenFortranProject/open-fortran-parser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BAP</text:p>
          </table:table-cell>
          <table:table-cell office:value-type="string">
            <text:p><text:a xlink:href="https://github.com/sbcgua/abap_data_parser">https://github.com/sbcgua/abap_data_parser</text:a></text:p>
          </table:table-cell>
          <table:table-cell office:value-type="string">
            <text:p>ABAP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6-08-13">
            <text:p>2016-08-13</text:p>
          </table:table-cell>
          <table:table-cell table:number-columns-repeated="1017"/>
        </table:table-row>
        <table:table-row table:style-name="ro1">
          <table:table-cell office:value-type="string">
            <text:p>Prolog</text:p>
          </table:table-cell>
          <table:table-cell office:value-type="string">
            <text:p><text:a xlink:href="https://github.com/khueue/prolog-json">https://github.com/khueue/prolog-json</text:a></text:p>
          </table:table-cell>
          <table:table-cell office:value-type="string">
            <text:p>Prolog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Lisp</text:p>
          </table:table-cell>
          <table:table-cell office:value-type="string">
            <text:p><text:a xlink:href="https://github.com/arian/LISP.js">https://github.com/arian/LISP.js</text:a> 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2-09-15">
            <text:p>2012-09-15</text:p>
          </table:table-cell>
          <table:table-cell table:number-columns-repeated="1017"/>
        </table:table-row>
        <table:table-row table:style-name="ro1">
          <table:table-cell office:value-type="string">
            <text:p>Ada</text:p>
          </table:table-cell>
          <table:table-cell office:value-type="string">
            <text:p><text:a xlink:href="https://github.com/AdaCore/libadalang">https://github.com/AdaCore/libadalang</text:a></text:p>
          </table:table-cell>
          <table:table-cell office:value-type="string">
            <text:p>Ada/Python</text:p>
          </table:table-cell>
          <table:table-cell office:value-type="string">
            <text:p>based on a grammar (grammar.py) </text:p>
          </table:table-cell>
          <table:table-cell office:value-type="string">
            <text:p>(yes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bVIEW</text:p>
          </table:table-cell>
          <table:table-cell table:style-name="ce3" office:value-type="string">
            <text:p>Systementwicklungssoftware### ???</text:p>
          </table:table-cell>
          <table:table-cell table:number-columns-repeated="1021"/>
        </table:table-row>
        <table:table-row table:style-name="ro1">
          <table:table-cell office:value-type="string">
            <text:p>Transact-SQL</text:p>
          </table:table-cell>
          <table:table-cell office:value-type="string">
            <text:p><text:a xlink:href="https://github.com/alistair-singh/tsqlc">https://github.com/alistair-singh/tsqlc</text:a></text:p>
          </table:table-cell>
          <table:table-cell office:value-type="string">
            <text:p>C#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F#</text:p>
          </table:table-cell>
          <table:table-cell office:value-type="string">
            <text:p><text:a xlink:href="https://github.com/fsprojects/FsLexYacc">https://github.com/fsprojects/FsLexYacc</text:a> </text:p>
          </table:table-cell>
          <table:table-cell office:value-type="string">
            <text:p>F#</text:p>
          </table:table-cell>
          <table:table-cell office:value-type="string">
            <text:p>YACC</text:p>
          </table:table-cell>
          <table:table-cell/>
          <table:table-cell office:value-type="date" office:date-value="2017-06-23">
            <text:p>2017-06-23</text:p>
          </table:table-cell>
          <table:table-cell table:number-columns-repeated="1017"/>
        </table:table-row>
        <table:table-row table:style-name="ro1">
          <table:table-cell office:value-type="string">
            <text:p>Apex</text:p>
          </table:table-cell>
          <table:table-cell office:value-type="string">
            <text:p><text:a xlink:href="https://github.com/yallie/ApexParserPrototype">https://github.com/yallie/ApexParserPrototype</text:a> </text:p>
          </table:table-cell>
          <table:table-cell office:value-type="string">
            <text:p>C#</text:p>
          </table:table-cell>
          <table:table-cell office:value-type="string">
            <text:p>based on a grammar (ApexGrammar.cs)</text:p>
          </table:table-cell>
          <table:table-cell office:value-type="string">
            <text:p>(yes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Ladder Logic</text:p>
          </table:table-cell>
          <table:table-cell office:value-type="string">
            <text:p><text:a xlink:href="https://github.com/mciantyre/ladderlogic">https://github.com/mciantyre/ladderlogic</text:a> </text:p>
          </table:table-cell>
          <table:table-cell office:value-type="string">
            <text:p>Haskell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cheme (Lisp variant)</text:p>
          </table:table-cell>
          <table:table-cell table:number-columns-repeated="1022"/>
        </table:table-row>
        <table:table-row table:style-name="ro1">
          <table:table-cell office:value-type="string">
            <text:p>Awk</text:p>
          </table:table-cell>
          <table:table-cell office:value-type="string">
            <text:p><text:a xlink:href="https://github.com/benhoyt/goawk">https://github.com/benhoyt/goawk</text:a>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12-10">
            <text:p>2018-12-10</text:p>
          </table:table-cell>
          <table:table-cell table:number-columns-repeated="1017"/>
        </table:table-row>
        <table:table-row table:style-name="ro1">
          <table:table-cell office:value-type="string">
            <text:p>Julia</text:p>
          </table:table-cell>
          <table:table-cell office:value-type="string">
            <text:p><text:a xlink:href="https://github.com/JuliaLang/JuliaParser.jl">https://github.com/JuliaLang/JuliaParser.jl</text:a> </text:p>
          </table:table-cell>
          <table:table-cell office:value-type="string">
            <text:p>Julia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6-08-05">
            <text:p>2016-08-05</text:p>
          </table:table-cell>
          <table:table-cell table:number-columns-repeated="1017"/>
        </table:table-row>
        <table:table-row table:style-name="ro1">
          <table:table-cell office:value-type="string">
            <text:p>Logo</text:p>
          </table:table-cell>
          <table:table-cell office:value-type="string">
            <text:p><text:a xlink:href="https://github.com/wojteklu/logo">https://github.com/wojteklu/logo</text:a></text:p>
          </table:table-cell>
          <table:table-cell office:value-type="string">
            <text:p>Swift</text:p>
          </table:table-cell>
          <table:table-cell office:value-type="string">
            <text:p>handwritten, recursive-descent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Bash (powershell??)</text:p>
          </table:table-cell>
          <table:table-cell office:value-type="string">
            <text:p><text:a xlink:href="https://github.com/mvdan/sh">https://github.com/mvdan/sh</text:a> 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12-08">
            <text:p>2018-12-0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L/I</text:p>
          </table:table-cell>
          <table:table-cell table:number-columns-repeated="1022"/>
        </table:table-row>
        <table:table-row table:style-name="ro1">
          <table:table-cell office:value-type="string">
            <text:p>(Powershel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#51-100 (not ranked)</text:p>
          </table:table-cell>
          <table:table-cell office:value-type="string">
            <text:p>############################################################</text:p>
          </table:table-cell>
          <table:table-cell table:number-columns-repeated="3" office:value-type="string">
            <text:p>##############################</text:p>
          </table:table-cell>
          <table:table-cell table:number-columns-repeated="1018"/>
        </table:table-row>
        <table:table-row table:style-name="ro1">
          <table:table-cell office:value-type="string">
            <text:p>(Visual) FoxPro</text:p>
          </table:table-cell>
          <table:table-cell office:value-type="string">
            <text:p><text:a xlink:href="https://github.com/Sin360/FoxProParser">https://github.com/Sin360/FoxProParser</text:a> </text:p>
          </table:table-cell>
          <table:table-cell office:value-type="string">
            <text:p>JavaSScript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BC</text:p>
          </table:table-cell>
          <table:table-cell office:value-type="string">
            <text:p><text:a xlink:href="https://github.com/EverydaySpice/jabc">https://github.com/EverydaySpice/jabc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ctionScript</text:p>
          </table:table-cell>
          <table:table-cell office:value-type="string">
            <text:p><text:a xlink:href="https://github.com/warrenseine/as3-psd-parser">https://github.com/warrenseine/as3-psd-parser</text:a> </text:p>
          </table:table-cell>
          <table:table-cell office:value-type="string">
            <text:p>ActionScript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string">
            <text:p><text:a xlink:href="https://github.com/AliceStats/Alice">https://github.com/AliceStats/Alice</text:a> </text:p>
          </table:table-cell>
          <table:table-cell office:value-type="string">
            <text:p>C++</text:p>
          </table:table-cell>
          <table:table-cell office:value-type="string">
            <text:p>handwritten </text:p>
          </table:table-cell>
          <table:table-cell office:value-type="string">
            <text:p>no</text:p>
          </table:table-cell>
          <table:table-cell office:value-type="date" office:date-value="2014-12-14">
            <text:p>2014-12-14</text:p>
          </table:table-cell>
          <table:table-cell table:number-columns-repeated="1017"/>
        </table:table-row>
        <table:table-row table:style-name="ro1">
          <table:table-cell office:value-type="string">
            <text:p>APL</text:p>
          </table:table-cell>
          <table:table-cell office:value-type="string">
            <text:p><text:a xlink:href="https://github.com/melsman/aplparse">https://github.com/melsman/aplparse</text:a> </text:p>
          </table:table-cell>
          <table:table-cell office:value-type="string">
            <text:p>SML</text:p>
          </table:table-cell>
          <table:table-cell office:value-type="string">
            <text:p>handwritten, recursive-descent</text:p>
          </table:table-cell>
          <table:table-cell office:value-type="string">
            <text:p>yes </text:p>
          </table:table-cell>
          <table:table-cell office:value-type="date" office:date-value="2016-06-17">
            <text:p>2016-06-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BC Basi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ourne shell</text:p>
          </table:table-cell>
          <table:table-cell office:value-type="string">
            <text:p><text:a xlink:href="https://github.com/vorpaljs/bash-parser">https://github.com/vorpaljs/bash-parser</text:a> 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7-06-22">
            <text:p>2017-06-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 shell</text:p>
          </table:table-cell>
          <table:table-cell table:number-columns-repeated="1022"/>
        </table:table-row>
        <table:table-row table:style-name="ro1">
          <table:table-cell office:value-type="string">
            <text:p>Common Lisp</text:p>
          </table:table-cell>
          <table:table-cell office:value-type="string">
            <text:p><text:a xlink:href="https://github.com/nikodemus/esrap">https://github.com/nikodemus/esrap</text:a> </text:p>
          </table:table-cell>
          <table:table-cell office:value-type="string">
            <text:p>Common Lisp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cT</text:p>
          </table:table-cell>
          <table:table-cell office:value-type="string">
            <text:p>no longer supporte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ixir</text:p>
          </table:table-cell>
          <table:table-cell office:value-type="string">
            <text:p><text:a xlink:href="https://github.com/G-Corp/m3u8">https://github.com/G-Corp/m3u8</text:a> </text:p>
            <text:p>(m3u8 parser/generator for Erlang and Elixir)</text:p>
          </table:table-cell>
          <table:table-cell office:value-type="string">
            <text:p>Erlang</text:p>
          </table:table-cell>
          <table:table-cell office:value-type="string">
            <text:p>?</text:p>
          </table:table-cell>
          <table:table-cell/>
          <table:table-cell office:value-type="date" office:date-value="2018-05-07">
            <text:p>2018-05-07</text:p>
          </table:table-cell>
          <table:table-cell table:number-columns-repeated="1017"/>
        </table:table-row>
        <table:table-row table:style-name="ro1">
          <table:table-cell office:value-type="string">
            <text:p>Forth</text:p>
          </table:table-cell>
          <table:table-cell office:value-type="string">
            <text:p><text:a xlink:href="https://github.com/twh2898/forth-py">https://github.com/twh2898/forth-py</text:a> </text:p>
          </table:table-cell>
          <table:table-cell office:value-type="string">
            <text:p>Python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ck</text:p>
          </table:table-cell>
          <table:table-cell office:value-type="string">
            <text:p><text:a xlink:href="https://github.com/hhvm/hhast">https://github.com/hhvm/hhast</text:a></text:p>
          </table:table-cell>
          <table:table-cell office:value-type="string">
            <text:p>Hack</text:p>
          </table:table-cell>
          <table:table-cell office:value-type="string">
            <text:p>handwritten <text:s/></text:p>
          </table:table-cell>
          <table:table-cell office:value-type="string">
            <text:p>no</text:p>
          </table:table-cell>
          <table:table-cell office:value-type="date" office:date-value="2018-12-14">
            <text:p>2018-12-14</text:p>
          </table:table-cell>
          <table:table-cell table:number-columns-repeated="1017"/>
        </table:table-row>
        <table:table-row table:style-name="ro1">
          <table:table-cell office:value-type="string">
            <text:p>Icon</text:p>
          </table:table-cell>
          <table:table-cell office:value-type="string">
            <text:p><text:a xlink:href="https://www2.cs.arizona.edu/icon/library/fprogs.htm#pargen.icn">https://www2.cs.arizona.edu/icon/library/fprogs.htm#pargen.icn</text:a></text:p>
          </table:table-cell>
          <table:table-cell office:value-type="string">
            <text:p>Icon</text:p>
          </table:table-cell>
          <table:table-cell office:value-type="string">
            <text:p>based on a grammar (in BNF form)</text:p>
          </table:table-cell>
          <table:table-cell/>
          <table:table-cell office:value-type="date" office:date-value="2018-09-27">
            <text:p>2018-09-27</text:p>
          </table:table-cell>
          <table:table-cell table:number-columns-repeated="1017"/>
        </table:table-row>
        <table:table-row table:style-name="ro1">
          <table:table-cell office:value-type="string">
            <text:p>IDL</text:p>
          </table:table-cell>
          <table:table-cell office:value-type="string">
            <text:p><text:a xlink:href="https://github.com/gjtorikian/graphql-idl-parser">https://github.com/gjtorikian/graphql-idl-parser</text:a> </text:p>
          </table:table-cell>
          <table:table-cell office:value-type="string">
            <text:p>Rust</text:p>
          </table:table-cell>
          <table:table-cell office:value-type="string">
            <text:p>based on a grammar <text:s/>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Inform</text:p>
          </table:table-cell>
          <table:table-cell office:value-type="string">
            <text:p><text:a xlink:href="http://inform7.com/extensions/Ron%20Newcomb/Original%20Parser/source.html">http://inform7.com/extensions/Ron%20Newcomb/Original%20Parser/source.html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O</text:p>
          </table:table-cell>
          <table:table-cell office:value-type="string">
            <text:p><text:a xlink:href="https://github.com/IoLanguage/io/tree/fa791321d1921f0feef2f35ae0418bab0a662436">https://github.com/IoLanguage/io/tree/fa791321d1921f0feef2f35ae0418bab0a662436</text:a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J </text:p>
          </table:table-cell>
          <table:table-cell office:value-type="string">
            <text:p><text:a xlink:href="http://www.jsoftware.com/help/jforc/parsing_and_execution_i.htm">http://www.jsoftware.com/help/jforc/parsing_and_execution_i.htm</text:a></text:p>
          </table:table-cell>
          <table:table-cell table:number-columns-repeated="1021"/>
        </table:table-row>
        <table:table-row table:style-name="ro1">
          <table:table-cell office:value-type="string">
            <text:p>J#</text:p>
          </table:table-cell>
          <table:table-cell table:number-columns-repeated="1022"/>
        </table:table-row>
        <table:table-row table:style-name="ro1">
          <table:table-cell office:value-type="string">
            <text:p>Korn shell</text:p>
          </table:table-cell>
          <table:table-cell table:style-name="ce2" office:value-type="string">
            <text:p><text:span text:style-name="T1">backward compatibel with Bourne shell, includes many features of C shell</text:span></text:p>
          </table:table-cell>
          <table:table-cell table:number-columns-repeated="1021"/>
        </table:table-row>
        <table:table-row table:style-name="ro1">
          <table:table-cell office:value-type="string">
            <text:p>LiveCode(Transcript)</text:p>
          </table:table-cell>
          <table:table-cell office:value-type="string">
            <text:p><text:a xlink:href="https://github.com/livecode/livecode/blob/d780d79e800afd65897631f840296075ff6573e9/lcidlc/src/Parser.cpp">https://github.com/livecode/livecode/blob/d780d79e800afd65897631f840296075ff6573e9/lcidlc/src/Parser.cpp</text:a> </text:p>
          </table:table-cell>
          <table:table-cell office:value-type="string">
            <text:p>C++</text:p>
          </table:table-cell>
          <table:table-cell office:value-type="string">
            <text:p>handwritten</text:p>
          </table:table-cell>
          <table:table-cell office:value-type="string">
            <text:p>(yes)</text:p>
          </table:table-cell>
          <table:table-cell office:value-type="date" office:date-value="2018-12-06">
            <text:p>2018-12-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<text:span text:style-name="T1">Maple</text:span></text:p>
          </table:table-cell>
          <table:table-cell office:value-type="string">
            <text:p><text:a xlink:href="https://www.maplesoft.com/support/help/maple/view.aspx?path=parse">https://www.maplesoft.com/support/help/maple/view.aspx?path=parse</text:a> </text:p>
          </table:table-cell>
          <table:table-cell table:number-columns-repeated="1021"/>
        </table:table-row>
        <table:table-row table:style-name="ro1">
          <table:table-cell office:value-type="string">
            <text:p>Mercury</text:p>
          </table:table-cell>
          <table:table-cell office:value-type="string">
            <text:p><text:a xlink:href="https://github.com/sebgod/mercury-unicode">https://github.com/sebgod/mercury-unicode</text:a> </text:p>
          </table:table-cell>
          <table:table-cell office:value-type="string">
            <text:p>Mercury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ML</text:p>
          </table:table-cell>
          <table:table-cell office:value-type="string">
            <text:p><text:a xlink:href="https://github.com/bitonic/ml">https://github.com/bitonic/ml</text:a> </text:p>
          </table:table-cell>
          <table:table-cell office:value-type="string">
            <text:p>Haskell</text:p>
          </table:table-cell>
          <table:table-cell office:value-type="string">
            <text:p>Lexer.x, Parser.y → Yacc?</text:p>
          </table:table-cell>
          <table:table-cell/>
          <table:table-cell office:value-type="string">
            <text:p>no release yet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IvanMalison/miniML-Parser">https://github.com/IvanMalison/miniML-Parser</text:a> </text:p>
          </table:table-cell>
          <table:table-cell office:value-type="string">
            <text:p>Scal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<text:a xlink:href="https://github.com/griff/jasml">https://github.com/griff/jasml</text:a> </text:p>
          </table:table-cell>
          <table:table-cell office:value-type="string">
            <text:p>Java </text:p>
          </table:table-cell>
          <table:table-cell office:value-type="string">
            <text:p>ANTLR</text:p>
          </table:table-cell>
          <table:table-cell table:number-columns-repeated="1019"/>
        </table:table-row>
        <table:table-row table:style-name="ro1">
          <table:table-cell office:value-type="string">
            <text:p>Modula-2</text:p>
          </table:table-cell>
          <table:table-cell office:value-type="string">
            <text:p><text:a xlink:href="https://github.com/m2sf/m2j">https://github.com/m2sf/m2j</text:a> </text:p>
          </table:table-cell>
          <table:table-cell office:value-type="string">
            <text:p>Java</text:p>
          </table:table-cell>
          <table:table-cell office:value-type="string">
            <text:p>based on a grammar <text:s/>( <text:tab/>m2j-grammar.gll)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Monkey</text:p>
          </table:table-cell>
          <table:table-cell office:value-type="string">
            <text:p><text:a xlink:href="https://github.com/skatsuta/monkey-interpreter">https://github.com/skatsuta/monkey-interpreter</text:a>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3">
          <table:table-cell office:value-type="string">
            <text:p>MOO</text:p>
          </table:table-cell>
          <table:table-cell table:style-name="ce2" office:value-type="string">
            <text:p><text:span text:style-name="T1">One of the most distinguishing features of a MOO is that its users can perform object-oriented programming within the server, ultimately expanding and changing how the server behaves to everyone</text:span></text:p>
          </table:table-cell>
          <table:table-cell table:style-name="ce4" office:value-type="string">
            <text:p><text:span text:style-name="T3">White describes MOO as "a mishmash of c-like operators and ada-like control structures, combined with prototype-style single-inheritance."</text:span></text:p>
          </table:table-cell>
          <table:table-cell table:style-name="ce5" office:value-type="string">
            <text:p><text:span text:style-name="T4">*placeholder*</text:span></text:p>
          </table:table-cell>
          <table:table-cell table:number-columns-repeated="1019"/>
        </table:table-row>
        <table:table-row table:style-name="ro1">
          <table:table-cell office:value-type="string">
            <text:p>MQL4</text:p>
          </table:table-cell>
          <table:table-cell table:style-name="ce2" office:value-type="string">
            <text:p><text:span text:style-name="T1">To develop programs in MQL4 and MQL5, MetaEditor - a compiler embedded in the development environment - was created. (</text:span><text:span text:style-name="T1"><text:a xlink:href="https://en.wikipedia.org/wiki/MetaQuotes_Language_MQL4/MQL5#Compiler">https://en.wikipedia.org/wiki/MetaQuotes_Language_MQL4/MQL5#Compiler</text:a></text:span><text:span text:style-name="T1">)</text:span></text:p>
          </table:table-cell>
          <table:table-cell table:style-name="ce5" office:value-type="string">
            <text:p><text:span text:style-name="T4">placeholder</text:span>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ATURAL</text:p>
          </table:table-cell>
          <table:table-cell table:style-name="ce1" office:value-type="string">
            <text:p>Softwareentwicklungsumgebung ?, unterstützt NP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XT-G</text:p>
          </table:table-cell>
          <table:table-cell table:style-name="ce1" office:value-type="string">
            <text:p><text:span text:style-name="T2">Entwicklungsumgebung für Lego Mindstorms NXT</text:span></text:p>
          </table:table-cell>
          <table:table-cell table:number-columns-repeated="1021"/>
        </table:table-row>
        <table:table-row table:style-name="ro1">
          <table:table-cell office:value-type="string">
            <text:p>Ocam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a xlink:href="https://github.com/kcrary/cmtool">https://github.com/kcrary/cmtool</text:a> (Lexer+Parser generator)</text:p>
          </table:table-cell>
          <table:table-cell office:value-type="string">
            <text:p>SML</text:p>
          </table:table-cell>
          <table:table-cell table:number-columns-repeated="1020"/>
        </table:table-row>
        <table:table-row table:style-name="ro1">
          <table:table-cell office:value-type="string">
            <text:p>OpenCL</text:p>
          </table:table-cell>
          <table:table-cell office:value-type="string">
            <text:p><text:a xlink:href="https://github.com/doe300/VC4C">https://github.com/doe300/VC4C</text:a> (clang/LLVM)</text:p>
          </table:table-cell>
          <table:table-cell office:value-type="string">
            <text:p>C 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Oz</text:p>
          </table:table-cell>
          <table:table-cell office:value-type="string">
            <text:p><text:a xlink:href="https://github.com/mozart/mozart2/tree/1fdca394e20282451ba235d9ab988786b430cfa4/lib/compiler">https://github.com/mozart/mozart2/tree/1fdca394e20282451ba235d9ab988786b430cfa4/lib/compiler</text:a></text:p>
          </table:table-cell>
          <table:table-cell office:value-type="string">
            <text:p>Oz</text:p>
          </table:table-cell>
          <table:table-cell office:value-type="string">
            <text:p>based on a grammar (PEG)</text:p>
          </table:table-cell>
          <table:table-cell/>
          <table:table-cell office:value-type="date" office:date-value="2018-09-05">
            <text:p>2018-09-05</text:p>
          </table:table-cell>
          <table:table-cell table:number-columns-repeated="1017"/>
        </table:table-row>
        <table:table-row table:style-name="ro1">
          <table:table-cell office:value-type="string">
            <text:p>PostScript</text:p>
          </table:table-cell>
          <table:table-cell office:value-type="string">
            <text:p><text:a xlink:href="https://github.com/photopea/UDOC.js">https://github.com/photopea/UDOC.js</text:a> 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Q</text:p>
          </table:table-cell>
          <table:table-cell table:number-columns-repeated="1022"/>
        </table:table-row>
        <table:table-row table:style-name="ro1"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PG</text:p>
          </table:table-cell>
          <table:table-cell table:number-columns-repeated="1022"/>
        </table:table-row>
        <table:table-row table:style-name="ro1">
          <table:table-cell office:value-type="string">
            <text:p>S </text:p>
          </table:table-cell>
          <table:table-cell table:number-columns-repeated="1022"/>
        </table:table-row>
        <table:table-row table:style-name="ro1">
          <table:table-cell office:value-type="string">
            <text:p>Smalltalk</text:p>
          </table:table-cell>
          <table:table-cell table:number-columns-repeated="1022"/>
        </table:table-row>
        <table:table-row table:style-name="ro1">
          <table:table-cell office:value-type="string">
            <text:p>SPARK</text:p>
          </table:table-cell>
          <table:table-cell table:number-columns-repeated="1022"/>
        </table:table-row>
        <table:table-row table:style-name="ro1">
          <table:table-cell office:value-type="string">
            <text:p>Standard M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a xlink:href="https://github.com/kcrary/cmtool">https://github.com/kcrary/cmtool</text:a> (Lexer+Parser generator)</text:p>
          </table:table-cell>
          <table:table-cell office:value-type="string">
            <text:p>SML</text:p>
          </table:table-cell>
          <table:table-cell table:number-columns-repeated="1020"/>
        </table:table-row>
        <table:table-row table:style-name="ro1">
          <table:table-cell office:value-type="string">
            <text:p>Stata</text:p>
          </table:table-cell>
          <table:table-cell table:number-columns-repeated="1022"/>
        </table:table-row>
        <table:table-row table:style-name="ro1">
          <table:table-cell office:value-type="string">
            <text:p>Tcl</text:p>
          </table:table-cell>
          <table:table-cell table:number-columns-repeated="1022"/>
        </table:table-row>
        <table:table-row table:style-name="ro1">
          <table:table-cell office:value-type="string">
            <text:p>(TypeScript)</text:p>
          </table:table-cell>
          <table:table-cell table:number-columns-repeated="1022"/>
        </table:table-row>
        <table:table-row table:style-name="ro1">
          <table:table-cell office:value-type="string">
            <text:p>VBScript</text:p>
          </table:table-cell>
          <table:table-cell table:number-columns-repeated="1022"/>
        </table:table-row>
        <table:table-row table:style-name="ro1">
          <table:table-cell office:value-type="string">
            <text:p>Verilog</text:p>
          </table:table-cell>
          <table:table-cell table:number-columns-repeated="1022"/>
        </table:table-row>
        <table:table-row table:style-name="ro1">
          <table:table-cell office:value-type="string">
            <text:p>VHDL</text:p>
          </table:table-cell>
          <table:table-cell table:number-columns-repeated="1022"/>
        </table:table-row>
        <table:table-row table:style-name="ro1">
          <table:table-cell office:value-type="string">
            <text:p>Wolfram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Also included in Github Top 50 ranking:</text:p>
          </table:table-cell>
          <table:table-cell table:number-columns-repeated="1022"/>
        </table:table-row>
        <table:table-row table:style-name="ro1">
          <table:table-cell office:value-type="string">
            <text:p>Dockerfile ?</text:p>
          </table:table-cell>
          <table:table-cell table:number-columns-repeated="1022"/>
        </table:table-row>
        <table:table-row table:style-name="ro1">
          <table:table-cell office:value-type="string">
            <text:p>Vim script ?</text:p>
          </table:table-cell>
          <table:table-cell table:number-columns-repeated="1022"/>
        </table:table-row>
        <table:table-row table:style-name="ro1">
          <table:table-cell office:value-type="string">
            <text:p>Emacs Lisp</text:p>
          </table:table-cell>
          <table:table-cell table:number-columns-repeated="1022"/>
        </table:table-row>
        <table:table-row table:style-name="ro1">
          <table:table-cell office:value-type="string">
            <text:p>Puppet</text:p>
          </table:table-cell>
          <table:table-cell table:number-columns-repeated="1022"/>
        </table:table-row>
        <table:table-row table:style-name="ro1">
          <table:table-cell office:value-type="string">
            <text:p>HCL</text:p>
          </table:table-cell>
          <table:table-cell table:number-columns-repeated="1022"/>
        </table:table-row>
        <table:table-row table:style-name="ro1">
          <table:table-cell office:value-type="string">
            <text:p>Freemarker</text:p>
          </table:table-cell>
          <table:table-cell table:number-columns-repeated="1022"/>
        </table:table-row>
        <table:table-row table:style-name="ro1">
          <table:table-cell office:value-type="string">
            <text:p>RobotFramework</text:p>
          </table:table-cell>
          <table:table-cell table:number-columns-repeated="1022"/>
        </table:table-row>
        <table:table-row table:style-name="ro1">
          <table:table-cell office:value-type="string">
            <text:p>BitBake</text:p>
          </table:table-cell>
          <table:table-cell table:number-columns-repeated="1022"/>
        </table:table-row>
        <table:table-row table:style-name="ro1">
          <table:table-cell office:value-type="string">
            <text:p>Crystal</text:p>
          </table:table-cell>
          <table:table-cell table:number-columns-repeated="1022"/>
        </table:table-row>
        <table:table-row table:style-name="ro1">
          <table:table-cell office:value-type="string">
            <text:p>GAP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YAML</text:p>
          </table:table-cell>
          <table:table-cell office:value-type="string">
            <text:p><text:a xlink:href="https://github.com/dart-lang/yaml">https://github.com/dart-lang/yaml</text:a> </text:p>
          </table:table-cell>
          <table:table-cell office:value-type="string">
            <text:p>Dart</text:p>
          </table:table-cell>
          <table:table-cell office:value-type="string">
            <text:p>handwritten</text:p>
          </table:table-cell>
          <table:table-cell/>
          <table:table-cell office:value-type="date" office:date-value="2018-07-17">
            <text:p>2018-07-17</text:p>
          </table:table-cell>
          <table:table-cell table:number-columns-repeated="1017"/>
        </table:table-row>
        <table:table-row table:style-name="ro1" table:number-rows-repeated="1048444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0" table:target-range-address="results.A1:results.F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9.12.2018</text:date>, <text:time>11:31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9T11:25:30.18</dc:date>
    <meta:editing-duration>PT21H47M33S</meta:editing-duration>
    <meta:editing-cycles>34</meta:editing-cycles>
    <dc:creator>Julia Hess</dc:creator>
    <meta:document-statistic meta:table-count="1" meta:cell-count="512" meta:object-count="0"/>
  </office:meta>
</office:document-meta>
</file>